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9000000688A1A491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isciplinas" style:family="table">
      <style:table-properties style:width="25.7cm" table:align="margins"/>
    </style:style>
    <style:style style:name="disciplinas.A" style:family="table-column">
      <style:table-column-properties style:column-width="10.409cm" style:rel-column-width="26541*"/>
    </style:style>
    <style:style style:name="disciplinas.B" style:family="table-column">
      <style:table-column-properties style:column-width="3.822cm" style:rel-column-width="9748*"/>
    </style:style>
    <style:style style:name="disciplinas.E" style:family="table-column">
      <style:table-column-properties style:column-width="3.824cm" style:rel-column-width="9750*"/>
    </style:style>
    <style:style style:name="disciplinas.A1" style:family="table-cell">
      <style:table-cell-properties fo:padding="0.097cm" fo:border-left="none" fo:border-right="none" fo:border-top="none" fo:border-bottom="0.05pt solid #000000"/>
    </style:style>
    <style:style style:name="disciplinas.A2" style:family="table-cell">
      <style:table-cell-properties fo:padding="0.097cm" fo:border-left="0.05pt solid #000000" fo:border-right="none" fo:border-top="none" fo:border-bottom="0.05pt solid #000000"/>
    </style:style>
    <style:style style:name="disciplinas.E2" style:family="table-cell">
      <style:table-cell-properties fo:padding="0.097cm" fo:border-left="0.05pt solid #000000" fo:border-right="0.05pt solid #000000" fo:border-top="none" fo:border-bottom="0.05pt solid #000000"/>
    </style:style>
    <style:style style:name="TOTALDISC" style:family="table">
      <style:table-properties style:width="25.7cm" table:align="margins"/>
    </style:style>
    <style:style style:name="TOTALDISC.A" style:family="table-column">
      <style:table-column-properties style:column-width="10.409cm" style:rel-column-width="26541*"/>
    </style:style>
    <style:style style:name="TOTALDISC.B" style:family="table-column">
      <style:table-column-properties style:column-width="3.822cm" style:rel-column-width="9748*"/>
    </style:style>
    <style:style style:name="TOTALDISC.E" style:family="table-column">
      <style:table-column-properties style:column-width="3.824cm" style:rel-column-width="9750*"/>
    </style:style>
    <style:style style:name="TOTALDISC.A1" style:family="table-cell">
      <style:table-cell-properties fo:padding="0.097cm" fo:border-left="0.05pt solid #000000" fo:border-right="none" fo:border-top="0.05pt solid #000000" fo:border-bottom="0.05pt solid #000000"/>
    </style:style>
    <style:style style:name="TOTALDISC.E1" style:family="table-cell">
      <style:table-cell-properties fo:padding="0.097cm" fo:border="0.05pt solid #000000"/>
    </style:style>
    <style:style style:name="cargos" style:family="table">
      <style:table-properties style:width="25.7cm" table:align="margins"/>
    </style:style>
    <style:style style:name="cargos.A" style:family="table-column">
      <style:table-column-properties style:column-width="10.407cm" style:rel-column-width="5900*"/>
    </style:style>
    <style:style style:name="cargos.B" style:family="table-column">
      <style:table-column-properties style:column-width="3.881cm" style:rel-column-width="2200*"/>
    </style:style>
    <style:style style:name="cargos.C" style:family="table-column">
      <style:table-column-properties style:column-width="3.792cm" style:rel-column-width="2150*"/>
    </style:style>
    <style:style style:name="cargos.D" style:family="table-column">
      <style:table-column-properties style:column-width="2.081cm" style:rel-column-width="1180*"/>
    </style:style>
    <style:style style:name="cargos.E" style:family="table-column">
      <style:table-column-properties style:column-width="0.741cm" style:rel-column-width="420*"/>
    </style:style>
    <style:style style:name="cargos.F" style:family="table-column">
      <style:table-column-properties style:column-width="1.984cm" style:rel-column-width="1125*"/>
    </style:style>
    <style:style style:name="cargos.G" style:family="table-column">
      <style:table-column-properties style:column-width="2.813cm" style:rel-column-width="1595*"/>
    </style:style>
    <style:style style:name="cargos.A1" style:family="table-cell">
      <style:table-cell-properties fo:padding="0.097cm" fo:border-left="none" fo:border-right="none" fo:border-top="none" fo:border-bottom="0.05pt solid #000000"/>
    </style:style>
    <style:style style:name="cargos.A2" style:family="table-cell">
      <style:table-cell-properties fo:padding="0.097cm" fo:border-left="0.05pt solid #000000" fo:border-right="none" fo:border-top="none" fo:border-bottom="0.05pt solid #000000"/>
    </style:style>
    <style:style style:name="cargos.G2" style:family="table-cell">
      <style:table-cell-properties fo:padding="0.097cm" fo:border-left="0.05pt solid #000000" fo:border-right="0.05pt solid #000000" fo:border-top="none" fo:border-bottom="0.05pt solid #000000"/>
    </style:style>
    <style:style style:name="cargos.3" style:family="table-row">
      <style:table-row-properties style:min-row-height="0.753cm"/>
    </style:style>
    <style:style style:name="TOTALCARGO" style:family="table">
      <style:table-properties style:width="25.7cm" table:align="margins"/>
    </style:style>
    <style:style style:name="TOTALCARGO.A" style:family="table-column">
      <style:table-column-properties style:column-width="10.407cm" style:rel-column-width="5900*"/>
    </style:style>
    <style:style style:name="TOTALCARGO.B" style:family="table-column">
      <style:table-column-properties style:column-width="3.881cm" style:rel-column-width="2200*"/>
    </style:style>
    <style:style style:name="TOTALCARGO.C" style:family="table-column">
      <style:table-column-properties style:column-width="3.792cm" style:rel-column-width="2150*"/>
    </style:style>
    <style:style style:name="TOTALCARGO.D" style:family="table-column">
      <style:table-column-properties style:column-width="2.822cm" style:rel-column-width="1600*"/>
    </style:style>
    <style:style style:name="TOTALCARGO.E" style:family="table-column">
      <style:table-column-properties style:column-width="1.984cm" style:rel-column-width="1125*"/>
    </style:style>
    <style:style style:name="TOTALCARGO.F" style:family="table-column">
      <style:table-column-properties style:column-width="2.813cm" style:rel-column-width="1595*"/>
    </style:style>
    <style:style style:name="TOTALCARGO.A1" style:family="table-cell">
      <style:table-cell-properties fo:padding="0.097cm" fo:border-left="0.05pt solid #000000" fo:border-right="none" fo:border-top="0.05pt solid #000000" fo:border-bottom="0.05pt solid #000000"/>
    </style:style>
    <style:style style:name="TOTALCARGO.F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officeooo:rsid="001df8f4" officeooo:paragraph-rsid="001df8f4"/>
    </style:style>
    <style:style style:name="P2" style:family="paragraph" style:parent-style-name="Header">
      <style:paragraph-properties fo:text-align="center" style:justify-single-word="false"/>
      <style:text-properties officeooo:rsid="003562ff" officeooo:paragraph-rsid="003562ff"/>
    </style:style>
    <style:style style:name="P3" style:family="paragraph" style:parent-style-name="Header">
      <style:paragraph-properties fo:text-align="center" style:justify-single-word="false"/>
      <style:text-properties fo:font-size="13pt" officeooo:rsid="0025420a" officeooo:paragraph-rsid="0025420a" style:font-size-asian="13pt" style:font-size-complex="13pt"/>
    </style:style>
    <style:style style:name="P4" style:family="paragraph" style:parent-style-name="Footer">
      <style:paragraph-properties fo:text-align="center" style:justify-single-word="false"/>
      <style:text-properties fo:font-size="13pt" officeooo:rsid="0024e199" officeooo:paragraph-rsid="0024e199" style:font-size-asian="13pt" style:font-size-complex="13pt"/>
    </style:style>
    <style:style style:name="P5" style:family="paragraph" style:parent-style-name="Standard">
      <style:text-properties officeooo:paragraph-rsid="001ea889"/>
    </style:style>
    <style:style style:name="P6" style:family="paragraph" style:parent-style-name="Standard">
      <style:paragraph-properties fo:text-align="center" style:justify-single-word="false"/>
      <style:text-properties officeooo:rsid="0032ff55" officeooo:paragraph-rsid="0032ff55"/>
    </style:style>
    <style:style style:name="P7" style:family="paragraph" style:parent-style-name="Standard">
      <style:text-properties officeooo:paragraph-rsid="00356f84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paragraph-rsid="00356f84" style:font-weight-asian="bold" style:font-weight-complex="bold"/>
    </style:style>
    <style:style style:name="P11" style:family="paragraph" style:parent-style-name="Table_20_Contents">
      <style:text-properties fo:font-weight="bold" officeooo:rsid="00356f84" officeooo:paragraph-rsid="00356f84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officeooo:rsid="003dd552" officeooo:paragraph-rsid="003dd552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0413278" officeooo:paragraph-rsid="00413278" style:font-weight-asian="bold" style:font-weight-complex="bold"/>
    </style:style>
    <style:style style:name="P14" style:family="paragraph" style:parent-style-name="Table_20_Contents">
      <style:text-properties officeooo:rsid="0032ff55" officeooo:paragraph-rsid="0032ff55"/>
    </style:style>
    <style:style style:name="P15" style:family="paragraph" style:parent-style-name="Table_20_Contents">
      <style:paragraph-properties fo:text-align="end" style:justify-single-word="false"/>
      <style:text-properties officeooo:rsid="0032ff55" officeooo:paragraph-rsid="0032ff55"/>
    </style:style>
    <style:style style:name="P16" style:family="paragraph" style:parent-style-name="Table_20_Contents">
      <style:paragraph-properties fo:text-align="end" style:justify-single-word="false"/>
      <style:text-properties officeooo:rsid="0032ff55" officeooo:paragraph-rsid="00356f84"/>
    </style:style>
    <style:style style:name="P17" style:family="paragraph" style:parent-style-name="Table_20_Contents">
      <style:text-properties officeooo:rsid="0032ff55" officeooo:paragraph-rsid="00356f84"/>
    </style:style>
    <style:style style:name="P18" style:family="paragraph" style:parent-style-name="Table_20_Contents">
      <style:text-properties officeooo:rsid="003742ae" officeooo:paragraph-rsid="003742ae"/>
    </style:style>
    <style:style style:name="P19" style:family="paragraph" style:parent-style-name="Table_20_Contents">
      <style:paragraph-properties fo:text-align="end" style:justify-single-word="false"/>
      <style:text-properties officeooo:rsid="00412544" officeooo:paragraph-rsid="00412544"/>
    </style:style>
    <style:style style:name="P20" style:family="paragraph" style:parent-style-name="Table_20_Contents">
      <style:paragraph-properties fo:text-align="end" style:justify-single-word="false"/>
      <style:text-properties officeooo:rsid="0042c6d3" officeooo:paragraph-rsid="0042c6d3"/>
    </style:style>
    <style:style style:name="P21" style:family="paragraph" style:parent-style-name="Table_20_Heading">
      <style:paragraph-properties fo:text-align="center" style:justify-single-word="false"/>
      <style:text-properties officeooo:rsid="0032ff55" officeooo:paragraph-rsid="0032ff55"/>
    </style:style>
    <style:style style:name="P22" style:family="paragraph" style:parent-style-name="Table_20_Heading">
      <style:paragraph-properties fo:text-align="center" style:justify-single-word="false"/>
      <style:text-properties officeooo:rsid="0032ff55" officeooo:paragraph-rsid="00356f84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4c2b5" officeooo:paragraph-rsid="0044c2b5" style:font-weight-asian="bold" style:font-weight-complex="bold"/>
    </style:style>
    <style:style style:name="P24" style:family="paragraph" style:parent-style-name="Table_20_Contents">
      <style:paragraph-properties fo:text-align="end" style:justify-single-word="false"/>
      <style:text-properties officeooo:rsid="0046a986" officeooo:paragraph-rsid="0046a986"/>
    </style:style>
    <style:style style:name="P25" style:family="paragraph" style:parent-style-name="Table_20_Contents">
      <style:paragraph-properties fo:text-align="end" style:justify-single-word="false"/>
      <style:text-properties officeooo:rsid="00487fb1" officeooo:paragraph-rsid="00487fb1"/>
    </style:style>
    <style:style style:name="P26" style:family="paragraph" style:parent-style-name="Table_20_Heading">
      <style:paragraph-properties fo:text-align="center" style:justify-single-word="false"/>
      <style:text-properties officeooo:rsid="0032ff55" officeooo:paragraph-rsid="00356f84"/>
    </style:style>
    <style:style style:name="T1" style:family="text">
      <style:text-properties officeooo:rsid="002aa027"/>
    </style:style>
    <style:style style:name="T2" style:family="text">
      <style:text-properties officeooo:rsid="00356f84"/>
    </style:style>
    <style:style style:name="T3" style:family="text">
      <style:text-properties officeooo:rsid="004818d2"/>
    </style:style>
    <style:style style:name="T4" style:family="text">
      <style:text-properties officeooo:rsid="00487fb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disciplinas" table:style-name="disciplinas">
        <table:table-column table:style-name="disciplinas.A"/>
        <table:table-column table:style-name="disciplinas.B" table:number-columns-repeated="3"/>
        <table:table-column table:style-name="disciplinas.E"/>
        <table:table-header-rows>
          <table:table-row>
            <table:table-cell table:style-name="disciplinas.A1" table:number-columns-spanned="5" office:value-type="string">
              <text:p text:style-name="P21">DOCENTES – POR DISCIPLINA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disciplinas.A2" office:value-type="string">
              <text:p text:style-name="P8">DISCIPLINA</text:p>
            </table:table-cell>
            <table:table-cell table:style-name="disciplinas.A2" office:value-type="string">
              <text:p text:style-name="P9">ESTADUAL</text:p>
            </table:table-cell>
            <table:table-cell table:style-name="disciplinas.A2" office:value-type="string">
              <text:p text:style-name="P9">FEDERAL</text:p>
            </table:table-cell>
            <table:table-cell table:style-name="disciplinas.A2" office:value-type="string">
              <text:p text:style-name="P9">CONTRATO</text:p>
            </table:table-cell>
            <table:table-cell table:style-name="disciplinas.E2" office:value-type="string">
              <text:p text:style-name="P9">TOTAL</text:p>
            </table:table-cell>
          </table:table-row>
        </table:table-header-rows>
        <table:table-row>
          <table:table-cell table:style-name="disciplinas.A2" office:value-type="string">
            <text:p text:style-name="P14">[DISCIPLINA]</text:p>
          </table:table-cell>
          <table:table-cell table:style-name="disciplinas.A2" office:value-type="string">
            <text:p text:style-name="P15">[EST]</text:p>
          </table:table-cell>
          <table:table-cell table:style-name="disciplinas.A2" office:value-type="string">
            <text:p text:style-name="P15">[FED]</text:p>
          </table:table-cell>
          <table:table-cell table:style-name="disciplinas.A2" office:value-type="string">
            <text:p text:style-name="P15">[CONT]</text:p>
          </table:table-cell>
          <table:table-cell table:style-name="disciplinas.E2" office:value-type="string">
            <text:p text:style-name="P15">[TOTDISC]</text:p>
          </table:table-cell>
        </table:table-row>
      </table:table>
      <table:table table:name="TOTALDISC" table:style-name="TOTALDISC">
        <table:table-column table:style-name="TOTALDISC.A"/>
        <table:table-column table:style-name="TOTALDISC.B" table:number-columns-repeated="3"/>
        <table:table-column table:style-name="TOTALDISC.E"/>
        <table:table-row>
          <table:table-cell table:style-name="TOTALDISC.A1" office:value-type="string">
            <text:p text:style-name="P14">TOTAL</text:p>
          </table:table-cell>
          <table:table-cell table:style-name="TOTALDISC.A1" office:value-type="string">
            <text:p text:style-name="P15">[TOTEST]</text:p>
          </table:table-cell>
          <table:table-cell table:style-name="TOTALDISC.A1" office:value-type="string">
            <text:p text:style-name="P15">[TOTFED]</text:p>
          </table:table-cell>
          <table:table-cell table:style-name="TOTALDISC.A1" office:value-type="string">
            <text:p text:style-name="P16">[TOTCONT]</text:p>
          </table:table-cell>
          <table:table-cell table:style-name="TOTALDISC.E1" office:value-type="string">
            <text:p text:style-name="P12">[TOTPROF]</text:p>
          </table:table-cell>
        </table:table-row>
      </table:table>
      <text:p text:style-name="P5"/>
      <text:p text:style-name="P7"/>
      <table:table table:name="cargos" table:style-name="cargos">
        <table:table-column table:style-name="cargos.A"/>
        <table:table-column table:style-name="cargos.B"/>
        <table:table-column table:style-name="cargos.C"/>
        <table:table-column table:style-name="cargos.D"/>
        <table:table-column table:style-name="cargos.E"/>
        <table:table-column table:style-name="cargos.F"/>
        <table:table-column table:style-name="cargos.G"/>
        <table:table-header-rows>
          <table:table-row>
            <table:table-cell table:style-name="cargos.A1" table:number-columns-spanned="4" office:value-type="string">
              <text:p text:style-name="P22"><text:span text:style-name="T2">NÃO </text:span>DOCENTES – POR <text:span text:style-name="T2">CARGO</text:span></text:p>
            </table:table-cell>
            <table:covered-table-cell/>
            <table:covered-table-cell/>
            <table:covered-table-cell/>
            <table:table-cell table:style-name="cargos.A1" table:number-columns-spanned="3" office:value-type="string">
              <text:p text:style-name="P22"/>
            </table:table-cell>
            <table:covered-table-cell/>
            <table:covered-table-cell/>
          </table:table-row>
          <table:table-row>
            <table:table-cell table:style-name="cargos.A2" office:value-type="string">
              <text:p text:style-name="P11">CARGO</text:p>
            </table:table-cell>
            <table:table-cell table:style-name="cargos.A2" office:value-type="string">
              <text:p text:style-name="P10">ESTADUAL</text:p>
            </table:table-cell>
            <table:table-cell table:style-name="cargos.A2" office:value-type="string">
              <text:p text:style-name="P10">FEDERAL</text:p>
            </table:table-cell>
            <table:table-cell table:style-name="cargos.A2" table:number-columns-spanned="2" office:value-type="string">
              <text:p text:style-name="P10">CONTRATO</text:p>
            </table:table-cell>
            <table:covered-table-cell/>
            <table:table-cell table:style-name="cargos.A2" office:value-type="string">
              <text:p text:style-name="P23">CARGO</text:p>
            </table:table-cell>
            <table:table-cell table:style-name="cargos.G2" office:value-type="string">
              <text:p text:style-name="P10">TOTAL</text:p>
            </table:table-cell>
          </table:table-row>
        </table:table-header-rows>
        <table:table-row table:style-name="cargos.3">
          <table:table-cell table:style-name="cargos.A2" office:value-type="string">
            <text:p text:style-name="P18">[CARGO]</text:p>
          </table:table-cell>
          <table:table-cell table:style-name="cargos.A2" office:value-type="string">
            <text:p text:style-name="P16">[EST]</text:p>
          </table:table-cell>
          <table:table-cell table:style-name="cargos.A2" office:value-type="string">
            <text:p text:style-name="P16">[FED]</text:p>
          </table:table-cell>
          <table:table-cell table:style-name="cargos.A2" table:number-columns-spanned="2" office:value-type="string">
            <text:p text:style-name="P16">[CONT]</text:p>
          </table:table-cell>
          <table:covered-table-cell/>
          <table:table-cell table:style-name="cargos.A2" office:value-type="string">
            <text:p text:style-name="P25">[CARGOC]</text:p>
          </table:table-cell>
          <table:table-cell table:style-name="cargos.G2" office:value-type="string">
            <text:p text:style-name="P20">[TOTCARGO]</text:p>
          </table:table-cell>
        </table:table-row>
      </table:table>
      <table:table table:name="TOTALCARGO" table:style-name="TOTALCARGO">
        <table:table-column table:style-name="TOTALCARGO.A"/>
        <table:table-column table:style-name="TOTALCARGO.B"/>
        <table:table-column table:style-name="TOTALCARGO.C"/>
        <table:table-column table:style-name="TOTALCARGO.D"/>
        <table:table-column table:style-name="TOTALCARGO.E"/>
        <table:table-column table:style-name="TOTALCARGO.F"/>
        <table:table-row>
          <table:table-cell table:style-name="TOTALCARGO.A1" office:value-type="string">
            <text:p text:style-name="P17">TOTAL</text:p>
          </table:table-cell>
          <table:table-cell table:style-name="TOTALCARGO.A1" office:value-type="string">
            <text:p text:style-name="P19">[TOTESTC]</text:p>
          </table:table-cell>
          <table:table-cell table:style-name="TOTALCARGO.A1" office:value-type="string">
            <text:p text:style-name="P19">[TOTFEDC]</text:p>
          </table:table-cell>
          <table:table-cell table:style-name="TOTALCARGO.A1" office:value-type="string">
            <text:p text:style-name="P19">[TOTCONTC]</text:p>
          </table:table-cell>
          <table:table-cell table:style-name="TOTALCARGO.A1" office:value-type="string">
            <text:p text:style-name="P24">[TOTCARGO]</text:p>
          </table:table-cell>
          <table:table-cell table:style-name="TOTALCARGO.F1" office:value-type="string">
            <text:p text:style-name="P13">[TOTALC]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df8f4" officeooo:paragraph-rsid="001df8f4"/>
    </style:style>
    <style:style style:name="MP2" style:family="paragraph" style:parent-style-name="Header">
      <style:paragraph-properties fo:text-align="center" style:justify-single-word="false"/>
      <style:text-properties officeooo:rsid="003562ff" officeooo:paragraph-rsid="003562ff"/>
    </style:style>
    <style:style style:name="MP3" style:family="paragraph" style:parent-style-name="Header">
      <style:paragraph-properties fo:text-align="center" style:justify-single-word="false"/>
      <style:text-properties fo:font-size="13pt" officeooo:rsid="0025420a" officeooo:paragraph-rsid="0025420a" style:font-size-asian="13pt" style:font-size-complex="13pt"/>
    </style:style>
    <style:style style:name="MP4" style:family="paragraph" style:parent-style-name="Footer">
      <style:paragraph-properties fo:text-align="center" style:justify-single-word="false"/>
      <style:text-properties fo:font-size="13pt" officeooo:rsid="0024e199" officeooo:paragraph-rsid="0024e199" style:font-size-asian="13pt" style:font-size-complex="13pt"/>
    </style:style>
    <style:style style:name="MT1" style:family="text">
      <style:text-properties officeooo:rsid="002aa027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1.1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y="-0.836cm" svg:width="1cm" svg:height="1.131cm" draw:z-index="0"><draw:image xlink:href="Pictures/1000000000000059000000688A1A4910.jpg" xlink:type="simple" xlink:show="embed" xlink:actuate="onLoad"/></draw:frame></text:p>
        <text:p text:style-name="MP1">GOVERNO DO ESTADO DO AMAPÁ</text:p>
        <text:p text:style-name="MP1">SECRETARIA DE ESTADO DA EDUCAÇÃO</text:p>
        <text:p text:style-name="MP1">COORDENADORIA DE ADMINISTRAÇÃO</text:p>
        <text:p text:style-name="MP1">NÚCLEO DE INFORMÁTICA</text:p>
        <text:p text:style-name="MP2">RELATÓRIO QUANTITATIVO</text:p>
      </style:header>
      <style:footer>
        <text:p text:style-name="MP3">NUINFO/SEED</text:p>
        <text:p text:style-name="MP4">Gerado por [USER], <text:span text:style-name="MT1">em</text:span> [DATA], à<text:span text:style-name="MT1">s [HO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04:24:53.295646578</meta:creation-date>
    <dc:date>2015-06-01T10:36:12.860481568</dc:date>
    <meta:editing-duration>PT56M59S</meta:editing-duration>
    <meta:editing-cycles>35</meta:editing-cycles>
    <meta:generator>LibreOffice/4.4.2.2$Linux_x86 LibreOffice_project/40m0$Build-2</meta:generator>
    <meta:document-statistic meta:table-count="4" meta:image-count="1" meta:object-count="0" meta:page-count="1" meta:paragraph-count="42" meta:word-count="66" meta:character-count="474" meta:non-whitespace-character-count="448"/>
  </office:meta>
</office:document-meta>
</file>